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Sans" svg:font-family="'Nimbus Sans'" style:font-family-generic="swiss"/>
    <style:font-face style:name="Nimbus Sans1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none" fo:border-right="0.5pt solid #000000" fo:border-top="none" fo:border-bottom="0.5pt solid #000000"/>
    </style:style>
    <style:style style:name="Table1.B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0007in"/>
    </style:style>
    <style:style style:name="P1" style:family="paragraph" style:parent-style-name="Text_20_body">
      <style:paragraph-properties fo:text-align="start" style:justify-single-word="false"/>
      <style:text-properties style:font-name="Nimbus Sans1" fo:font-size="1pt" officeooo:paragraph-rsid="0004115b" style:font-size-asian="1pt" style:font-size-complex="1pt"/>
    </style:style>
    <style:style style:name="P2" style:family="paragraph" style:parent-style-name="Text_20_body">
      <style:text-properties style:font-name="Nimbus Sans1" fo:font-size="1pt" style:font-size-asian="1pt" style:font-size-complex="1pt"/>
    </style:style>
    <style:style style:name="P3" style:family="paragraph" style:parent-style-name="Table_20_Contents">
      <style:text-properties style:font-name="Nimbus Sans1" fo:font-size="16pt" officeooo:rsid="00057881" officeooo:paragraph-rsid="00057881" style:font-name-asian="Noto Sans" style:font-size-asian="16pt" style:font-name-complex="Noto Sans Devanagari1" style:font-size-complex="16pt"/>
    </style:style>
    <style:style style:name="P4" style:family="paragraph" style:parent-style-name="Table_20_Contents">
      <style:text-properties style:font-name="Nimbus Sans1" fo:font-size="16pt" officeooo:rsid="00057881" officeooo:paragraph-rsid="000751b7" style:font-name-asian="Noto Sans" style:font-size-asian="16pt" style:font-name-complex="Noto Sans Devanagari1" style:font-size-complex="16pt"/>
    </style:style>
    <style:style style:name="P5" style:family="paragraph" style:parent-style-name="Table_20_Contents">
      <style:text-properties style:font-name="Nimbus Sans1" fo:font-size="16pt" style:font-name-asian="Noto Sans" style:font-size-asian="16pt" style:font-name-complex="Noto Sans Devanagari1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Nimbus Sans1" fo:font-size="16pt" fo:font-weight="bold" officeooo:rsid="00057881" officeooo:paragraph-rsid="00057881" style:font-name-asian="Noto Sans" style:font-size-asian="16pt" style:font-weight-asian="bold" style:font-name-complex="Noto Sans Devanagari1" style:font-size-complex="16pt" style:font-weight-complex="bold"/>
    </style:style>
    <style:style style:name="P7" style:family="paragraph" style:parent-style-name="Table_20_Contents">
      <style:paragraph-properties fo:margin-top="0.1189in" fo:margin-bottom="0.1189in" style:contextual-spacing="false" fo:text-align="center" style:justify-single-word="false"/>
      <style:text-properties style:font-name="Nimbus Sans1" fo:font-size="16pt" fo:font-weight="bold" officeooo:rsid="00057881" officeooo:paragraph-rsid="00057881" style:font-name-asian="Noto Sans" style:font-size-asian="16pt" style:font-weight-asian="bold" style:font-name-complex="Noto Sans Devanagari1" style:font-size-complex="16pt" style:font-weight-complex="bold"/>
    </style:style>
    <style:style style:name="P8" style:family="paragraph" style:parent-style-name="Text_20_body">
      <style:text-properties officeooo:paragraph-rsid="000ab0fb"/>
    </style:style>
    <style:style style:name="P9" style:family="paragraph" style:parent-style-name="Heading_20_1">
      <style:paragraph-properties fo:text-align="center" style:justify-single-word="false"/>
      <style:text-properties style:font-name="Nimbus Sans1" fo:font-size="18pt" officeooo:rsid="0004115b" officeooo:paragraph-rsid="0004115b" style:font-size-asian="18pt" style:font-size-complex="18pt"/>
    </style:style>
    <style:style style:name="P10" style:family="paragraph" style:parent-style-name="Heading_20_1">
      <style:text-properties style:font-name="Nimbus Sans1" fo:font-size="1pt" style:font-size-asian="1pt" style:font-size-complex="1pt"/>
    </style:style>
    <style:style style:name="P11" style:family="paragraph" style:parent-style-name="Heading_20_2">
      <style:text-properties style:font-name="Nimbus Sans1" fo:font-size="16pt" style:font-size-asian="16pt" style:font-size-complex="16pt"/>
    </style:style>
    <style:style style:name="P12" style:family="paragraph" style:parent-style-name="Heading_20_2">
      <style:text-properties style:font-name="Nimbus Sans1" fo:font-size="16pt" officeooo:rsid="000ab0fb" officeooo:paragraph-rsid="000ab0fb" style:font-size-asian="16pt" style:font-size-complex="16pt"/>
    </style:style>
    <style:style style:name="P13" style:family="paragraph" style:parent-style-name="Heading_20_2">
      <style:text-properties officeooo:rsid="000f0613" officeooo:paragraph-rsid="000f0613"/>
    </style:style>
    <style:style style:name="P14" style:family="paragraph" style:parent-style-name="Table_20_Contents" style:list-style-name="L2"/>
    <style:style style:name="P15" style:family="paragraph" style:parent-style-name="Text_20_body" style:list-style-name="L1">
      <style:text-properties officeooo:paragraph-rsid="000ab0fb"/>
    </style:style>
    <style:style style:name="P16" style:family="paragraph" style:parent-style-name="Text_20_body">
      <style:text-properties style:font-name="Nimbus Sans1" fo:font-size="1pt" officeooo:rsid="000f0613" officeooo:paragraph-rsid="000ab0fb" style:font-size-asian="1pt" style:font-size-complex="1pt"/>
    </style:style>
    <style:style style:name="P17" style:family="paragraph" style:parent-style-name="Text_20_body" style:list-style-name="L2">
      <style:text-properties officeooo:paragraph-rsid="000f0613"/>
    </style:style>
    <style:style style:name="P18" style:family="paragraph" style:parent-style-name="Text_20_body">
      <style:paragraph-properties fo:line-height="100%"/>
      <style:text-properties officeooo:paragraph-rsid="000f0613"/>
    </style:style>
    <style:style style:name="T1" style:family="text">
      <style:text-properties officeooo:rsid="000751b7"/>
    </style:style>
    <style:style style:name="T2" style:family="text">
      <style:text-properties officeooo:rsid="00087120"/>
    </style:style>
    <style:style style:name="T3" style:family="text">
      <style:text-properties officeooo:rsid="000ab0fb"/>
    </style:style>
    <style:style style:name="T4" style:family="text">
      <style:text-properties style:font-name="Nimbus Sans1" fo:font-size="16pt" officeooo:rsid="000ab0fb" style:font-size-asian="16pt" style:font-size-complex="16pt"/>
    </style:style>
    <style:style style:name="T5" style:family="text">
      <style:text-properties style:font-name="Nimbus Sans1" fo:font-size="16pt" fo:font-style="italic" officeooo:rsid="00057881" style:font-name-asian="Noto Sans" style:font-size-asian="16pt" style:font-style-asian="italic" style:font-name-complex="Noto Sans Devanagari1" style:font-size-complex="16pt" style:font-style-complex="italic"/>
    </style:style>
    <style:style style:name="T6" style:family="text">
      <style:text-properties style:font-name="Nimbus Sans1" fo:font-size="16pt" fo:font-style="normal" officeooo:rsid="000ab0fb" style:font-name-asian="Noto Sans" style:font-size-asian="16pt" style:font-style-asian="normal" style:font-name-complex="Noto Sans Devanagari1" style:font-size-complex="16pt" style:font-style-complex="normal"/>
    </style:style>
    <style:style style:name="T7" style:family="text">
      <style:text-properties officeooo:rsid="000f061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Chapitre 1 - Les pronoms personnels</text:h>
      <text:p text:style-name="P1"/>
      <text:p text:style-name="P1"/>
      <text:h text:style-name="P11" text:outline-level="2"><text:span text:style-name="T3">1)<text:tab/></text:span><text:span text:style-name="T2">Pronoms personnels</text:span></text:h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6">Singulier</text:p>
          </table:table-cell>
          <table:table-cell table:style-name="Table1.C1" office:value-type="string">
            <text:p text:style-name="P6">Pluriel</text:p>
          </table:table-cell>
        </table:table-row>
        <table:table-row>
          <table:table-cell table:style-name="Table1.A2" office:value-type="string">
            <text:p text:style-name="P6">P1</text:p>
          </table:table-cell>
          <table:table-cell table:style-name="Table1.A2" office:value-type="string">
            <text:p text:style-name="P3">es<text:tab/><text:tab/><text:span text:style-name="T1">(je)</text:span></text:p>
          </table:table-cell>
          <table:table-cell table:style-name="Table1.C2" office:value-type="string">
            <text:p text:style-name="P4">mēs<text:tab/><text:tab/><text:span text:style-name="T1">(nous)</text:span></text:p>
          </table:table-cell>
        </table:table-row>
        <table:table-row>
          <table:table-cell table:style-name="Table1.A2" office:value-type="string">
            <text:p text:style-name="P6">P2</text:p>
          </table:table-cell>
          <table:table-cell table:style-name="Table1.A2" office:value-type="string">
            <text:p text:style-name="P3">tu<text:tab/><text:tab/><text:span text:style-name="T1">(tu)</text:span></text:p>
          </table:table-cell>
          <table:table-cell table:style-name="Table1.C2" office:value-type="string">
            <text:p text:style-name="P4">jūs<text:tab/><text:tab/><text:span text:style-name="T1">(vous)</text:span></text:p>
          </table:table-cell>
        </table:table-row>
        <table:table-row table:style-name="Table1.4">
          <table:table-cell table:style-name="Table1.A2" office:value-type="string">
            <text:p text:style-name="P7">P3</text:p>
          </table:table-cell>
          <table:table-cell table:style-name="Table1.A2" office:value-type="string">
            <text:p text:style-name="P4">viņš<text:tab/><text:tab/><text:span text:style-name="T1">(il)</text:span></text:p>
            <text:p text:style-name="P4">viņ<text:span text:style-name="T1">a<text:tab/><text:tab/>(elle)</text:span></text:p>
          </table:table-cell>
          <table:table-cell table:style-name="Table1.C2" office:value-type="string">
            <text:p text:style-name="P4">viņi<text:tab/><text:tab/><text:span text:style-name="T1">(ils)</text:span></text:p>
            <text:p text:style-name="P4">viņas<text:tab/><text:span text:style-name="T1">(elles)</text:span></text:p>
          </table:table-cell>
        </table:table-row>
      </table:table>
      <text:h text:style-name="P10" text:outline-level="1"/>
      <text:h text:style-name="P12" text:outline-level="2" text:is-list-header="true">2)<text:tab/>Notes</text:h>
      <text:p text:style-name="P8"><text:span text:style-name="T4"/></text:p>
      <text:list text:style-name="L1">
        <text:list-item>
          <text:p text:style-name="P15"><text:span text:style-name="T4">Le pronom personnel </text:span><text:span text:style-name="T5">jūs </text:span><text:span text:style-name="T6">peut être utilisé pour la forme formelle. Si il est utilisé sous cette forme, il n’y a plus de différence entre le singulier et le pluriel.</text:span></text:p>
        </text:list-item>
        <text:list-item>
          <text:p text:style-name="P15"><text:span text:style-name="T6">Pour désigner des objets ou des personnes de genre différents, le pronom personnel </text:span><text:span text:style-name="T5">viņi </text:span><text:span text:style-name="T6">prend le dessus, le masculin fait office de neutre.</text:span></text:p>
        </text:list-item>
      </text:list>
      <text:p text:style-name="P16"/>
      <text:h text:style-name="P13" text:outline-level="2">3)<text:tab/>Exemples</text:h>
      <text:p text:style-name="P18"/>
      <text:list text:style-name="L2">
        <text:list-item>
          <text:p text:style-name="P17">Tu un es. <text:tab/><text:tab/>(Toi et moi)</text:p>
        </text:list-item>
        <text:list-item>
          <text:p text:style-name="P17">Viņš ir. <text:tab/><text:tab/>(Il est)</text:p>
        </text:list-item>
        <text:list-item>
          <text:p text:style-name="P14">Mēs esam <text:tab/>(Nous sommes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Sans" svg:font-family="'Nimbus Sans'" style:font-family-generic="swiss"/>
    <style:font-face style:name="Nimbus Sans1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Sans" fo:font-size="16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Sans" fo:font-size="16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1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0:14:23.399117063</meta:creation-date>
    <dc:date>2023-12-02T01:21:56.389421861</dc:date>
    <meta:editing-duration>PT22M5S</meta:editing-duration>
    <meta:editing-cycles>10</meta:editing-cycles>
    <meta:generator>LibreOffice/7.6.3.2$Linux_X86_64 LibreOffice_project/60$Build-2</meta:generator>
    <meta:document-statistic meta:table-count="1" meta:image-count="0" meta:object-count="0" meta:page-count="1" meta:paragraph-count="22" meta:word-count="106" meta:character-count="554" meta:non-whitespace-character-count="463"/>
  </office:meta>
</office:document-meta>
</file>